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NormModifier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engthNormModifier.reSetNorms( String fiel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engthNormModifier.LengthNormModifier( Directory d , Similarity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